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5"/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5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ypervolume_size</text:p>
          </table:table-cell>
          <table:covered-table-cell table:style-name="ce3"/>
          <table:covered-table-cell table:style-name="ce6"/>
          <table:table-cell table:style-name="ce1" office:value-type="string" calcext:value-type="string" table:number-columns-spanned="3" table:number-rows-spanned="1">
            <text:p>convex_hull_area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4" office:value-type="string" calcext:value-type="string">
            <text:p>llik</text:p>
          </table:table-cell>
          <table:table-cell table:style-name="ce7" office:value-type="string" calcext:value-type="string">
            <text:p>aicc</text:p>
          </table:table-cell>
          <table:table-cell table:style-name="ce2" office:value-type="string" calcext:value-type="string">
            <text:p>model</text:p>
          </table:table-cell>
          <table:table-cell table:style-name="ce4" office:value-type="string" calcext:value-type="string">
            <text:p>llik</text:p>
          </table:table-cell>
          <table:table-cell table:style-name="ce4" office:value-type="string" calcext:value-type="string">
            <text:p>aicc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56936850764" calcext:value-type="float">
            <text:p>-162,36</text:p>
          </table:table-cell>
          <table:table-cell table:style-name="ce8" office:value-type="float" office:value="340.644908184288" calcext:value-type="float">
            <text:p>340,64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652303509348" calcext:value-type="float">
            <text:p>-422,65</text:p>
          </table:table-cell>
          <table:table-cell table:style-name="ce5" office:value-type="float" office:value="861.235641501456" calcext:value-type="float">
            <text:p>861,2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5261817241" calcext:value-type="float">
            <text:p>-162,95</text:p>
          </table:table-cell>
          <table:table-cell table:style-name="ce8" office:value-type="float" office:value="341.836270827578" calcext:value-type="float">
            <text:p>341,84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19.352790384254" calcext:value-type="float">
            <text:p>-419,35</text:p>
          </table:table-cell>
          <table:table-cell table:style-name="ce5" office:value-type="float" office:value="854.636615251266" calcext:value-type="float">
            <text:p>854,6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815539728315" calcext:value-type="float">
            <text:p>-162,82</text:p>
          </table:table-cell>
          <table:table-cell table:style-name="ce8" office:value-type="float" office:value="341.562113939388" calcext:value-type="float">
            <text:p>341,5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667667262734" calcext:value-type="float">
            <text:p>-422,67</text:p>
          </table:table-cell>
          <table:table-cell table:style-name="ce5" office:value-type="float" office:value="861.266369008226" calcext:value-type="float">
            <text:p>861,2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559749551763" calcext:value-type="float">
            <text:p>-163,56</text:p>
          </table:table-cell>
          <table:table-cell table:style-name="ce8" office:value-type="float" office:value="343.050533586285" calcext:value-type="float">
            <text:p>343,0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60093740931" calcext:value-type="float">
            <text:p>-425,60</text:p>
          </table:table-cell>
          <table:table-cell table:style-name="ce5" office:value-type="float" office:value="867.132909301379" calcext:value-type="float">
            <text:p>867,13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823352337945" calcext:value-type="float">
            <text:p>-162,82</text:p>
          </table:table-cell>
          <table:table-cell table:style-name="ce8" office:value-type="float" office:value="341.577739158649" calcext:value-type="float">
            <text:p>341,58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1.359993423235" calcext:value-type="float">
            <text:p>-421,36</text:p>
          </table:table-cell>
          <table:table-cell table:style-name="ce5" office:value-type="float" office:value="863.934272560755" calcext:value-type="float">
            <text:p>863,93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98823893893" calcext:value-type="float">
            <text:p>-163,10</text:p>
          </table:table-cell>
          <table:table-cell table:style-name="ce8" office:value-type="float" office:value="342.128682270545" calcext:value-type="float">
            <text:p>342,13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855260613047" calcext:value-type="float">
            <text:p>-422,86</text:p>
          </table:table-cell>
          <table:table-cell table:style-name="ce5" office:value-type="float" office:value="861.641555708852" calcext:value-type="float">
            <text:p>861,6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90497208522" calcext:value-type="float">
            <text:p>-163,19</text:p>
          </table:table-cell>
          <table:table-cell table:style-name="ce8" office:value-type="float" office:value="342.312028899803" calcext:value-type="float">
            <text:p>342,31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19.83161666828" calcext:value-type="float">
            <text:p>-419,83</text:p>
          </table:table-cell>
          <table:table-cell table:style-name="ce5" office:value-type="float" office:value="860.877519050846" calcext:value-type="float">
            <text:p>860,8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56708997206" calcext:value-type="float">
            <text:p>-163,16</text:p>
          </table:table-cell>
          <table:table-cell table:style-name="ce8" office:value-type="float" office:value="342.24445247717" calcext:value-type="float">
            <text:p>342,24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764986874023" calcext:value-type="float">
            <text:p>-423,76</text:p>
          </table:table-cell>
          <table:table-cell table:style-name="ce5" office:value-type="float" office:value="863.461008230806" calcext:value-type="float">
            <text:p>863,4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1247507237" calcext:value-type="float">
            <text:p>-162,91</text:p>
          </table:table-cell>
          <table:table-cell table:style-name="ce8" office:value-type="float" office:value="341.755984627498" calcext:value-type="float">
            <text:p>341,7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1.471309733402" calcext:value-type="float">
            <text:p>-421,47</text:p>
          </table:table-cell>
          <table:table-cell table:style-name="ce5" office:value-type="float" office:value="858.873653949563" calcext:value-type="float">
            <text:p>858,8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734204482303" calcext:value-type="float">
            <text:p>-162,73</text:p>
          </table:table-cell>
          <table:table-cell table:style-name="ce8" office:value-type="float" office:value="341.399443447365" calcext:value-type="float">
            <text:p>341,40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1.879676852661" calcext:value-type="float">
            <text:p>-421,88</text:p>
          </table:table-cell>
          <table:table-cell table:style-name="ce5" office:value-type="float" office:value="859.690388188081" calcext:value-type="float">
            <text:p>859,6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819063875526" calcext:value-type="float">
            <text:p>-162,82</text:p>
          </table:table-cell>
          <table:table-cell table:style-name="ce8" office:value-type="float" office:value="341.569162233811" calcext:value-type="float">
            <text:p>341,57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5.511408501406" calcext:value-type="float">
            <text:p>-425,51</text:p>
          </table:table-cell>
          <table:table-cell table:style-name="ce5" office:value-type="float" office:value="872.237102717098" calcext:value-type="float">
            <text:p>872,2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4029377548" calcext:value-type="float">
            <text:p>-163,04</text:p>
          </table:table-cell>
          <table:table-cell table:style-name="ce8" office:value-type="float" office:value="342.011622033719" calcext:value-type="float">
            <text:p>342,0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063618433067" calcext:value-type="float">
            <text:p>-424,06</text:p>
          </table:table-cell>
          <table:table-cell table:style-name="ce5" office:value-type="float" office:value="864.058271348892" calcext:value-type="float">
            <text:p>864,0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24922563507" calcext:value-type="float">
            <text:p>-162,92</text:p>
          </table:table-cell>
          <table:table-cell table:style-name="ce8" office:value-type="float" office:value="341.780879609773" calcext:value-type="float">
            <text:p>341,78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231251578997" calcext:value-type="float">
            <text:p>-424,23</text:p>
          </table:table-cell>
          <table:table-cell table:style-name="ce5" office:value-type="float" office:value="864.393537640753" calcext:value-type="float">
            <text:p>864,3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284346001797" calcext:value-type="float">
            <text:p>-163,28</text:p>
          </table:table-cell>
          <table:table-cell table:style-name="ce8" office:value-type="float" office:value="342.499726486353" calcext:value-type="float">
            <text:p>342,50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19.791279753674" calcext:value-type="float">
            <text:p>-419,79</text:p>
          </table:table-cell>
          <table:table-cell table:style-name="ce5" office:value-type="float" office:value="855.513593990107" calcext:value-type="float">
            <text:p>855,5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84078428322" calcext:value-type="float">
            <text:p>-162,84</text:p>
          </table:table-cell>
          <table:table-cell table:style-name="ce8" office:value-type="float" office:value="341.612603049198" calcext:value-type="float">
            <text:p>341,6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862074296413" calcext:value-type="float">
            <text:p>-422,86</text:p>
          </table:table-cell>
          <table:table-cell table:style-name="ce5" office:value-type="float" office:value="861.655183075585" calcext:value-type="float">
            <text:p>861,6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306879435275" calcext:value-type="float">
            <text:p>-163,31</text:p>
          </table:table-cell>
          <table:table-cell table:style-name="ce8" office:value-type="float" office:value="342.544793353309" calcext:value-type="float">
            <text:p>342,54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486596912313" calcext:value-type="float">
            <text:p>-425,49</text:p>
          </table:table-cell>
          <table:table-cell table:style-name="ce5" office:value-type="float" office:value="866.904228307386" calcext:value-type="float">
            <text:p>866,9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608777517385" calcext:value-type="float">
            <text:p>-163,61</text:p>
          </table:table-cell>
          <table:table-cell table:style-name="ce8" office:value-type="float" office:value="343.148589517528" calcext:value-type="float">
            <text:p>343,1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158296585498" calcext:value-type="float">
            <text:p>-424,16</text:p>
          </table:table-cell>
          <table:table-cell table:style-name="ce5" office:value-type="float" office:value="864.247627653756" calcext:value-type="float">
            <text:p>864,2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96932252538" calcext:value-type="float">
            <text:p>-163,10</text:p>
          </table:table-cell>
          <table:table-cell table:style-name="ce8" office:value-type="float" office:value="342.124898987835" calcext:value-type="float">
            <text:p>342,1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692848452587" calcext:value-type="float">
            <text:p>-424,69</text:p>
          </table:table-cell>
          <table:table-cell table:style-name="ce5" office:value-type="float" office:value="865.316731387932" calcext:value-type="float">
            <text:p>865,3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540537123642" calcext:value-type="float">
            <text:p>-163,54</text:p>
          </table:table-cell>
          <table:table-cell table:style-name="ce8" office:value-type="float" office:value="343.012108730043" calcext:value-type="float">
            <text:p>343,0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044737454556" calcext:value-type="float">
            <text:p>-424,04</text:p>
          </table:table-cell>
          <table:table-cell table:style-name="ce5" office:value-type="float" office:value="864.020509391871" calcext:value-type="float">
            <text:p>864,0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17273662409" calcext:value-type="float">
            <text:p>-163,02</text:p>
          </table:table-cell>
          <table:table-cell table:style-name="ce8" office:value-type="float" office:value="341.965581807576" calcext:value-type="float">
            <text:p>341,97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0.34981878601" calcext:value-type="float">
            <text:p>-420,35</text:p>
          </table:table-cell>
          <table:table-cell table:style-name="ce5" office:value-type="float" office:value="861.913923286306" calcext:value-type="float">
            <text:p>861,9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749170171575" calcext:value-type="float">
            <text:p>-162,75</text:p>
          </table:table-cell>
          <table:table-cell table:style-name="ce8" office:value-type="float" office:value="341.429374825908" calcext:value-type="float">
            <text:p>341,43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266417293542" calcext:value-type="float">
            <text:p>-422,27</text:p>
          </table:table-cell>
          <table:table-cell table:style-name="ce5" office:value-type="float" office:value="860.463869069843" calcext:value-type="float">
            <text:p>860,4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481600677755" calcext:value-type="float">
            <text:p>-162,48</text:p>
          </table:table-cell>
          <table:table-cell table:style-name="ce8" office:value-type="float" office:value="340.894235838268" calcext:value-type="float">
            <text:p>340,89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470943655117" calcext:value-type="float">
            <text:p>-424,47</text:p>
          </table:table-cell>
          <table:table-cell table:style-name="ce5" office:value-type="float" office:value="864.872921792992" calcext:value-type="float">
            <text:p>864,8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853119295219" calcext:value-type="float">
            <text:p>-162,85</text:p>
          </table:table-cell>
          <table:table-cell table:style-name="ce8" office:value-type="float" office:value="341.637273073196" calcext:value-type="float">
            <text:p>341,64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2.128396852392" calcext:value-type="float">
            <text:p>-422,13</text:p>
          </table:table-cell>
          <table:table-cell table:style-name="ce5" office:value-type="float" office:value="865.471079419071" calcext:value-type="float">
            <text:p>865,4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219246472772" calcext:value-type="float">
            <text:p>-163,22</text:p>
          </table:table-cell>
          <table:table-cell table:style-name="ce8" office:value-type="float" office:value="342.369527428303" calcext:value-type="float">
            <text:p>342,37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8.502355506851" calcext:value-type="float">
            <text:p>-428,50</text:p>
          </table:table-cell>
          <table:table-cell table:style-name="ce5" office:value-type="float" office:value="872.93574549646" calcext:value-type="float">
            <text:p>872,9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03677507007" calcext:value-type="float">
            <text:p>-162,90</text:p>
          </table:table-cell>
          <table:table-cell table:style-name="ce8" office:value-type="float" office:value="341.738389496772" calcext:value-type="float">
            <text:p>341,74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9.421204017643" calcext:value-type="float">
            <text:p>-429,42</text:p>
          </table:table-cell>
          <table:table-cell table:style-name="ce5" office:value-type="float" office:value="880.056693749573" calcext:value-type="float">
            <text:p>880,0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67832459548" calcext:value-type="float">
            <text:p>-163,17</text:p>
          </table:table-cell>
          <table:table-cell table:style-name="ce8" office:value-type="float" office:value="342.266699401855" calcext:value-type="float">
            <text:p>342,27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583708382034" calcext:value-type="float">
            <text:p>-424,58</text:p>
          </table:table-cell>
          <table:table-cell table:style-name="ce5" office:value-type="float" office:value="865.098451246826" calcext:value-type="float">
            <text:p>865,1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557982744523" calcext:value-type="float">
            <text:p>-162,56</text:p>
          </table:table-cell>
          <table:table-cell table:style-name="ce8" office:value-type="float" office:value="341.046999971804" calcext:value-type="float">
            <text:p>341,0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76349772855" calcext:value-type="float">
            <text:p>-424,76</text:p>
          </table:table-cell>
          <table:table-cell table:style-name="ce5" office:value-type="float" office:value="865.45802993986" calcext:value-type="float">
            <text:p>865,4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92158637574" calcext:value-type="float">
            <text:p>-162,39</text:p>
          </table:table-cell>
          <table:table-cell table:style-name="ce8" office:value-type="float" office:value="340.715351757907" calcext:value-type="float">
            <text:p>340,7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168936249319" calcext:value-type="float">
            <text:p>-424,17</text:p>
          </table:table-cell>
          <table:table-cell table:style-name="ce5" office:value-type="float" office:value="864.268906981397" calcext:value-type="float">
            <text:p>864,2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787742779493" calcext:value-type="float">
            <text:p>-162,79</text:p>
          </table:table-cell>
          <table:table-cell table:style-name="ce8" office:value-type="float" office:value="341.506520041745" calcext:value-type="float">
            <text:p>341,51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7.109661699414" calcext:value-type="float">
            <text:p>-427,11</text:p>
          </table:table-cell>
          <table:table-cell table:style-name="ce5" office:value-type="float" office:value="875.433609113114" calcext:value-type="float">
            <text:p>875,43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348876730227" calcext:value-type="float">
            <text:p>-163,35</text:p>
          </table:table-cell>
          <table:table-cell table:style-name="ce8" office:value-type="float" office:value="342.628787943212" calcext:value-type="float">
            <text:p>342,63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1.11220998396" calcext:value-type="float">
            <text:p>-421,11</text:p>
          </table:table-cell>
          <table:table-cell table:style-name="ce5" office:value-type="float" office:value="863.438705682206" calcext:value-type="float">
            <text:p>863,4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52687857551" calcext:value-type="float">
            <text:p>-162,35</text:p>
          </table:table-cell>
          <table:table-cell table:style-name="ce8" office:value-type="float" office:value="340.63641019786" calcext:value-type="float">
            <text:p>340,64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54000605513" calcext:value-type="float">
            <text:p>-422,54</text:p>
          </table:table-cell>
          <table:table-cell table:style-name="ce5" office:value-type="float" office:value="861.011046593019" calcext:value-type="float">
            <text:p>861,0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487948645192" calcext:value-type="float">
            <text:p>-162,49</text:p>
          </table:table-cell>
          <table:table-cell table:style-name="ce8" office:value-type="float" office:value="340.906931773143" calcext:value-type="float">
            <text:p>340,91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1.811935671411" calcext:value-type="float">
            <text:p>-421,81</text:p>
          </table:table-cell>
          <table:table-cell table:style-name="ce5" office:value-type="float" office:value="864.838157057108" calcext:value-type="float">
            <text:p>864,8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608860007147" calcext:value-type="float">
            <text:p>-162,61</text:p>
          </table:table-cell>
          <table:table-cell table:style-name="ce8" office:value-type="float" office:value="341.148754497053" calcext:value-type="float">
            <text:p>341,1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6.381306490373" calcext:value-type="float">
            <text:p>-426,38</text:p>
          </table:table-cell>
          <table:table-cell table:style-name="ce5" office:value-type="float" office:value="868.693647463504" calcext:value-type="float">
            <text:p>868,6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35469215009" calcext:value-type="float">
            <text:p>-163,14</text:p>
          </table:table-cell>
          <table:table-cell table:style-name="ce8" office:value-type="float" office:value="342.201972912777" calcext:value-type="float">
            <text:p>342,20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578488599778" calcext:value-type="float">
            <text:p>-422,58</text:p>
          </table:table-cell>
          <table:table-cell table:style-name="ce5" office:value-type="float" office:value="861.088011682314" calcext:value-type="float">
            <text:p>861,0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03874284864" calcext:value-type="float">
            <text:p>-163,00</text:p>
          </table:table-cell>
          <table:table-cell table:style-name="ce8" office:value-type="float" office:value="341.938783052487" calcext:value-type="float">
            <text:p>341,94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8.223702821807" calcext:value-type="float">
            <text:p>-428,22</text:p>
          </table:table-cell>
          <table:table-cell table:style-name="ce5" office:value-type="float" office:value="872.378440126372" calcext:value-type="float">
            <text:p>872,3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44138582178" calcext:value-type="float">
            <text:p>-162,94</text:p>
          </table:table-cell>
          <table:table-cell table:style-name="ce8" office:value-type="float" office:value="341.819311647115" calcext:value-type="float">
            <text:p>341,8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409128847612" calcext:value-type="float">
            <text:p>-423,41</text:p>
          </table:table-cell>
          <table:table-cell table:style-name="ce5" office:value-type="float" office:value="862.749292177982" calcext:value-type="float">
            <text:p>862,7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488458731919" calcext:value-type="float">
            <text:p>-162,49</text:p>
          </table:table-cell>
          <table:table-cell table:style-name="ce8" office:value-type="float" office:value="340.907951946597" calcext:value-type="float">
            <text:p>340,9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942549351588" calcext:value-type="float">
            <text:p>-422,94</text:p>
          </table:table-cell>
          <table:table-cell table:style-name="ce5" office:value-type="float" office:value="861.816133185934" calcext:value-type="float">
            <text:p>861,8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537589689972" calcext:value-type="float">
            <text:p>-162,54</text:p>
          </table:table-cell>
          <table:table-cell table:style-name="ce8" office:value-type="float" office:value="341.006213862703" calcext:value-type="float">
            <text:p>341,01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1.015975788138" calcext:value-type="float">
            <text:p>-421,02</text:p>
          </table:table-cell>
          <table:table-cell table:style-name="ce5" office:value-type="float" office:value="863.246237290562" calcext:value-type="float">
            <text:p>863,2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928153734458" calcext:value-type="float">
            <text:p>-163,93</text:p>
          </table:table-cell>
          <table:table-cell table:style-name="ce8" office:value-type="float" office:value="343.787341951675" calcext:value-type="float">
            <text:p>343,79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19.72119771644" calcext:value-type="float">
            <text:p>-419,72</text:p>
          </table:table-cell>
          <table:table-cell table:style-name="ce5" office:value-type="float" office:value="860.656681147165" calcext:value-type="float">
            <text:p>860,6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461928417036" calcext:value-type="float">
            <text:p>-163,46</text:p>
          </table:table-cell>
          <table:table-cell table:style-name="ce8" office:value-type="float" office:value="342.854891316831" calcext:value-type="float">
            <text:p>342,85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18.972293744258" calcext:value-type="float">
            <text:p>-418,97</text:p>
          </table:table-cell>
          <table:table-cell table:style-name="ce5" office:value-type="float" office:value="859.158873202802" calcext:value-type="float">
            <text:p>859,1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515676133456" calcext:value-type="float">
            <text:p>-163,52</text:p>
          </table:table-cell>
          <table:table-cell table:style-name="ce8" office:value-type="float" office:value="342.962386749671" calcext:value-type="float">
            <text:p>342,9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831880530254" calcext:value-type="float">
            <text:p>-425,83</text:p>
          </table:table-cell>
          <table:table-cell table:style-name="ce5" office:value-type="float" office:value="867.594795543267" calcext:value-type="float">
            <text:p>867,5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92436237862" calcext:value-type="float">
            <text:p>-163,19</text:p>
          </table:table-cell>
          <table:table-cell table:style-name="ce8" office:value-type="float" office:value="342.315906958483" calcext:value-type="float">
            <text:p>342,3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537295398258" calcext:value-type="float">
            <text:p>-424,54</text:p>
          </table:table-cell>
          <table:table-cell table:style-name="ce5" office:value-type="float" office:value="865.005625279274" calcext:value-type="float">
            <text:p>865,0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758261400121" calcext:value-type="float">
            <text:p>-162,76</text:p>
          </table:table-cell>
          <table:table-cell table:style-name="ce8" office:value-type="float" office:value="341.447557283" calcext:value-type="float">
            <text:p>341,4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1.74119651342" calcext:value-type="float">
            <text:p>-421,74</text:p>
          </table:table-cell>
          <table:table-cell table:style-name="ce5" office:value-type="float" office:value="859.413427509598" calcext:value-type="float">
            <text:p>859,4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50584158415" calcext:value-type="float">
            <text:p>-162,95</text:p>
          </table:table-cell>
          <table:table-cell table:style-name="ce8" office:value-type="float" office:value="341.832202799588" calcext:value-type="float">
            <text:p>341,83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5.953405257567" calcext:value-type="float">
            <text:p>-425,95</text:p>
          </table:table-cell>
          <table:table-cell table:style-name="ce5" office:value-type="float" office:value="873.121096229421" calcext:value-type="float">
            <text:p>873,1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237468791841" calcext:value-type="float">
            <text:p>-163,24</text:p>
          </table:table-cell>
          <table:table-cell table:style-name="ce8" office:value-type="float" office:value="342.405972066442" calcext:value-type="float">
            <text:p>342,41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1.468842537568" calcext:value-type="float">
            <text:p>-421,47</text:p>
          </table:table-cell>
          <table:table-cell table:style-name="ce5" office:value-type="float" office:value="864.151970789421" calcext:value-type="float">
            <text:p>864,1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00333927676" calcext:value-type="float">
            <text:p>-162,90</text:p>
          </table:table-cell>
          <table:table-cell table:style-name="ce8" office:value-type="float" office:value="341.73170233811" calcext:value-type="float">
            <text:p>341,73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625995096234" calcext:value-type="float">
            <text:p>-422,63</text:p>
          </table:table-cell>
          <table:table-cell table:style-name="ce5" office:value-type="float" office:value="861.183024675227" calcext:value-type="float">
            <text:p>861,1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423032706828" calcext:value-type="float">
            <text:p>-163,42</text:p>
          </table:table-cell>
          <table:table-cell table:style-name="ce8" office:value-type="float" office:value="342.777099896414" calcext:value-type="float">
            <text:p>342,78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0.904537618496" calcext:value-type="float">
            <text:p>-420,90</text:p>
          </table:table-cell>
          <table:table-cell table:style-name="ce5" office:value-type="float" office:value="863.023360951277" calcext:value-type="float">
            <text:p>863,0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862668227623" calcext:value-type="float">
            <text:p>-163,86</text:p>
          </table:table-cell>
          <table:table-cell table:style-name="ce8" office:value-type="float" office:value="343.656370938005" calcext:value-type="float">
            <text:p>343,6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455189379702" calcext:value-type="float">
            <text:p>-424,46</text:p>
          </table:table-cell>
          <table:table-cell table:style-name="ce5" office:value-type="float" office:value="864.841413242163" calcext:value-type="float">
            <text:p>864,8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614652783536" calcext:value-type="float">
            <text:p>-162,61</text:p>
          </table:table-cell>
          <table:table-cell table:style-name="ce8" office:value-type="float" office:value="341.16034004983" calcext:value-type="float">
            <text:p>341,16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19.054317226778" calcext:value-type="float">
            <text:p>-419,05</text:p>
          </table:table-cell>
          <table:table-cell table:style-name="ce5" office:value-type="float" office:value="859.322920167841" calcext:value-type="float">
            <text:p>859,3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4.171822112845" calcext:value-type="float">
            <text:p>-164,17</text:p>
          </table:table-cell>
          <table:table-cell table:style-name="ce8" office:value-type="float" office:value="344.274678708448" calcext:value-type="float">
            <text:p>344,27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0.453707749006" calcext:value-type="float">
            <text:p>-420,45</text:p>
          </table:table-cell>
          <table:table-cell table:style-name="ce5" office:value-type="float" office:value="862.121701212297" calcext:value-type="float">
            <text:p>862,1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256879730709" calcext:value-type="float">
            <text:p>-163,26</text:p>
          </table:table-cell>
          <table:table-cell table:style-name="ce8" office:value-type="float" office:value="342.444793944177" calcext:value-type="float">
            <text:p>342,44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0.390223287853" calcext:value-type="float">
            <text:p>-420,39</text:p>
          </table:table-cell>
          <table:table-cell table:style-name="ce5" office:value-type="float" office:value="861.994732289991" calcext:value-type="float">
            <text:p>861,9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08859189816" calcext:value-type="float">
            <text:p>-162,31</text:p>
          </table:table-cell>
          <table:table-cell table:style-name="ce8" office:value-type="float" office:value="340.548752862391" calcext:value-type="float">
            <text:p>340,5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184630518773" calcext:value-type="float">
            <text:p>-422,18</text:p>
          </table:table-cell>
          <table:table-cell table:style-name="ce5" office:value-type="float" office:value="860.300295520305" calcext:value-type="float">
            <text:p>860,3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218798311367" calcext:value-type="float">
            <text:p>-163,22</text:p>
          </table:table-cell>
          <table:table-cell table:style-name="ce8" office:value-type="float" office:value="342.368631105492" calcext:value-type="float">
            <text:p>342,37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540007633966" calcext:value-type="float">
            <text:p>-424,54</text:p>
          </table:table-cell>
          <table:table-cell table:style-name="ce5" office:value-type="float" office:value="865.011049750691" calcext:value-type="float">
            <text:p>865,0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96447426235" calcext:value-type="float">
            <text:p>-163,20</text:p>
          </table:table-cell>
          <table:table-cell table:style-name="ce8" office:value-type="float" office:value="342.323929335229" calcext:value-type="float">
            <text:p>342,3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368750158094" calcext:value-type="float">
            <text:p>-425,37</text:p>
          </table:table-cell>
          <table:table-cell table:style-name="ce5" office:value-type="float" office:value="866.668534798946" calcext:value-type="float">
            <text:p>866,6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54666604481" calcext:value-type="float">
            <text:p>-162,55</text:p>
          </table:table-cell>
          <table:table-cell table:style-name="ce8" office:value-type="float" office:value="341.024366572378" calcext:value-type="float">
            <text:p>341,02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16.611499324342" calcext:value-type="float">
            <text:p>-416,61</text:p>
          </table:table-cell>
          <table:table-cell table:style-name="ce5" office:value-type="float" office:value="854.437284362969" calcext:value-type="float">
            <text:p>854,4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479334098601" calcext:value-type="float">
            <text:p>-163,48</text:p>
          </table:table-cell>
          <table:table-cell table:style-name="ce8" office:value-type="float" office:value="342.88970267996" calcext:value-type="float">
            <text:p>342,89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234389071473" calcext:value-type="float">
            <text:p>-424,23</text:p>
          </table:table-cell>
          <table:table-cell table:style-name="ce5" office:value-type="float" office:value="864.399812625704" calcext:value-type="float">
            <text:p>864,4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487908458582" calcext:value-type="float">
            <text:p>-162,49</text:p>
          </table:table-cell>
          <table:table-cell table:style-name="ce8" office:value-type="float" office:value="340.906851399923" calcext:value-type="float">
            <text:p>340,9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1.568233978592" calcext:value-type="float">
            <text:p>-421,57</text:p>
          </table:table-cell>
          <table:table-cell table:style-name="ce5" office:value-type="float" office:value="859.067502439942" calcext:value-type="float">
            <text:p>859,0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4.065287123422" calcext:value-type="float">
            <text:p>-164,07</text:p>
          </table:table-cell>
          <table:table-cell table:style-name="ce8" office:value-type="float" office:value="344.061608729603" calcext:value-type="float">
            <text:p>344,0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905044829703" calcext:value-type="float">
            <text:p>-425,91</text:p>
          </table:table-cell>
          <table:table-cell table:style-name="ce5" office:value-type="float" office:value="867.741124142165" calcext:value-type="float">
            <text:p>867,7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50727478973" calcext:value-type="float">
            <text:p>-162,35</text:p>
          </table:table-cell>
          <table:table-cell table:style-name="ce8" office:value-type="float" office:value="340.632489440704" calcext:value-type="float">
            <text:p>340,63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055729452159" calcext:value-type="float">
            <text:p>-423,06</text:p>
          </table:table-cell>
          <table:table-cell table:style-name="ce5" office:value-type="float" office:value="862.042493387077" calcext:value-type="float">
            <text:p>862,0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94749224026" calcext:value-type="float">
            <text:p>-163,09</text:p>
          </table:table-cell>
          <table:table-cell table:style-name="ce8" office:value-type="float" office:value="342.120532930811" calcext:value-type="float">
            <text:p>342,1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525421975618" calcext:value-type="float">
            <text:p>-424,53</text:p>
          </table:table-cell>
          <table:table-cell table:style-name="ce5" office:value-type="float" office:value="864.981878433995" calcext:value-type="float">
            <text:p>864,9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731169334074" calcext:value-type="float">
            <text:p>-162,73</text:p>
          </table:table-cell>
          <table:table-cell table:style-name="ce8" office:value-type="float" office:value="341.393373150906" calcext:value-type="float">
            <text:p>341,39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0.964306743618" calcext:value-type="float">
            <text:p>-420,96</text:p>
          </table:table-cell>
          <table:table-cell table:style-name="ce5" office:value-type="float" office:value="857.859647969995" calcext:value-type="float">
            <text:p>857,8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61321748523" calcext:value-type="float">
            <text:p>-163,16</text:p>
          </table:table-cell>
          <table:table-cell table:style-name="ce8" office:value-type="float" office:value="342.253677979805" calcext:value-type="float">
            <text:p>342,2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546711639286" calcext:value-type="float">
            <text:p>-423,55</text:p>
          </table:table-cell>
          <table:table-cell table:style-name="ce5" office:value-type="float" office:value="863.024457761331" calcext:value-type="float">
            <text:p>863,0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27980393661" calcext:value-type="float">
            <text:p>-162,93</text:p>
          </table:table-cell>
          <table:table-cell table:style-name="ce8" office:value-type="float" office:value="341.786995270081" calcext:value-type="float">
            <text:p>341,79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997010827053" calcext:value-type="float">
            <text:p>-426,00</text:p>
          </table:table-cell>
          <table:table-cell table:style-name="ce5" office:value-type="float" office:value="867.925056136864" calcext:value-type="float">
            <text:p>867,93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521091615546" calcext:value-type="float">
            <text:p>-162,52</text:p>
          </table:table-cell>
          <table:table-cell table:style-name="ce8" office:value-type="float" office:value="340.973217713852" calcext:value-type="float">
            <text:p>340,97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092631451209" calcext:value-type="float">
            <text:p>-422,09</text:p>
          </table:table-cell>
          <table:table-cell table:style-name="ce5" office:value-type="float" office:value="860.116297385177" calcext:value-type="float">
            <text:p>860,1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11824896649" calcext:value-type="float">
            <text:p>-162,31</text:p>
          </table:table-cell>
          <table:table-cell table:style-name="ce8" office:value-type="float" office:value="340.554684276057" calcext:value-type="float">
            <text:p>340,5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1.825837775693" calcext:value-type="float">
            <text:p>-421,83</text:p>
          </table:table-cell>
          <table:table-cell table:style-name="ce5" office:value-type="float" office:value="859.582710034144" calcext:value-type="float">
            <text:p>859,5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3461151952" calcext:value-type="float">
            <text:p>-162,93</text:p>
          </table:table-cell>
          <table:table-cell table:style-name="ce8" office:value-type="float" office:value="341.800257521799" calcext:value-type="float">
            <text:p>341,80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154255739777" calcext:value-type="float">
            <text:p>-425,15</text:p>
          </table:table-cell>
          <table:table-cell table:style-name="ce5" office:value-type="float" office:value="866.239545962313" calcext:value-type="float">
            <text:p>866,24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821314520485" calcext:value-type="float">
            <text:p>-162,82</text:p>
          </table:table-cell>
          <table:table-cell table:style-name="ce8" office:value-type="float" office:value="341.573663523728" calcext:value-type="float">
            <text:p>341,57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473239476844" calcext:value-type="float">
            <text:p>-425,47</text:p>
          </table:table-cell>
          <table:table-cell table:style-name="ce5" office:value-type="float" office:value="866.877513436447" calcext:value-type="float">
            <text:p>866,8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972609783818" calcext:value-type="float">
            <text:p>-163,97</text:p>
          </table:table-cell>
          <table:table-cell table:style-name="ce8" office:value-type="float" office:value="343.876254050395" calcext:value-type="float">
            <text:p>343,88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7.184710931991" calcext:value-type="float">
            <text:p>-427,18</text:p>
          </table:table-cell>
          <table:table-cell table:style-name="ce5" office:value-type="float" office:value="870.30045634674" calcext:value-type="float">
            <text:p>870,3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280465944239" calcext:value-type="float">
            <text:p>-163,28</text:p>
          </table:table-cell>
          <table:table-cell table:style-name="ce8" office:value-type="float" office:value="342.491966371236" calcext:value-type="float">
            <text:p>342,49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913122427743" calcext:value-type="float">
            <text:p>-423,91</text:p>
          </table:table-cell>
          <table:table-cell table:style-name="ce5" office:value-type="float" office:value="863.757279338245" calcext:value-type="float">
            <text:p>863,7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88669064853" calcext:value-type="float">
            <text:p>-162,39</text:p>
          </table:table-cell>
          <table:table-cell table:style-name="ce8" office:value-type="float" office:value="340.708372612464" calcext:value-type="float">
            <text:p>340,7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139971629786" calcext:value-type="float">
            <text:p>-422,14</text:p>
          </table:table-cell>
          <table:table-cell table:style-name="ce5" office:value-type="float" office:value="860.21097774233" calcext:value-type="float">
            <text:p>860,2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601465000111" calcext:value-type="float">
            <text:p>-162,60</text:p>
          </table:table-cell>
          <table:table-cell table:style-name="ce8" office:value-type="float" office:value="341.13396448298" calcext:value-type="float">
            <text:p>341,13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508502806808" calcext:value-type="float">
            <text:p>-422,51</text:p>
          </table:table-cell>
          <table:table-cell table:style-name="ce5" office:value-type="float" office:value="860.948040096374" calcext:value-type="float">
            <text:p>860,9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14624752153" calcext:value-type="float">
            <text:p>-163,01</text:p>
          </table:table-cell>
          <table:table-cell table:style-name="ce8" office:value-type="float" office:value="341.960283987065" calcext:value-type="float">
            <text:p>341,9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607237195253" calcext:value-type="float">
            <text:p>-423,61</text:p>
          </table:table-cell>
          <table:table-cell table:style-name="ce5" office:value-type="float" office:value="863.145508873264" calcext:value-type="float">
            <text:p>863,1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493321506911" calcext:value-type="float">
            <text:p>-163,49</text:p>
          </table:table-cell>
          <table:table-cell table:style-name="ce8" office:value-type="float" office:value="342.91767749658" calcext:value-type="float">
            <text:p>342,9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862871633863" calcext:value-type="float">
            <text:p>-423,86</text:p>
          </table:table-cell>
          <table:table-cell table:style-name="ce5" office:value-type="float" office:value="863.656777750484" calcext:value-type="float">
            <text:p>863,6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539116774435" calcext:value-type="float">
            <text:p>-162,54</text:p>
          </table:table-cell>
          <table:table-cell table:style-name="ce8" office:value-type="float" office:value="341.009268031628" calcext:value-type="float">
            <text:p>341,0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144722252987" calcext:value-type="float">
            <text:p>-423,14</text:p>
          </table:table-cell>
          <table:table-cell table:style-name="ce5" office:value-type="float" office:value="862.220478988733" calcext:value-type="float">
            <text:p>862,2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619270549566" calcext:value-type="float">
            <text:p>-163,62</text:p>
          </table:table-cell>
          <table:table-cell table:style-name="ce8" office:value-type="float" office:value="343.16957558189" calcext:value-type="float">
            <text:p>343,17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1.02574065056" calcext:value-type="float">
            <text:p>-421,03</text:p>
          </table:table-cell>
          <table:table-cell table:style-name="ce5" office:value-type="float" office:value="863.265767015406" calcext:value-type="float">
            <text:p>863,2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33517634908" calcext:value-type="float">
            <text:p>-162,93</text:p>
          </table:table-cell>
          <table:table-cell table:style-name="ce8" office:value-type="float" office:value="341.798069752574" calcext:value-type="float">
            <text:p>341,80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439373628588" calcext:value-type="float">
            <text:p>-423,44</text:p>
          </table:table-cell>
          <table:table-cell table:style-name="ce5" office:value-type="float" office:value="862.809781739936" calcext:value-type="float">
            <text:p>862,8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66825472768" calcext:value-type="float">
            <text:p>-162,97</text:p>
          </table:table-cell>
          <table:table-cell table:style-name="ce8" office:value-type="float" office:value="341.864685428295" calcext:value-type="float">
            <text:p>341,8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860773953888" calcext:value-type="float">
            <text:p>-423,86</text:p>
          </table:table-cell>
          <table:table-cell table:style-name="ce5" office:value-type="float" office:value="863.652582390535" calcext:value-type="float">
            <text:p>863,6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95794766364" calcext:value-type="float">
            <text:p>-163,00</text:p>
          </table:table-cell>
          <table:table-cell table:style-name="ce8" office:value-type="float" office:value="341.922624015486" calcext:value-type="float">
            <text:p>341,9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690010973704" calcext:value-type="float">
            <text:p>-425,69</text:p>
          </table:table-cell>
          <table:table-cell table:style-name="ce5" office:value-type="float" office:value="867.311056430167" calcext:value-type="float">
            <text:p>867,3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66315695031" calcext:value-type="float">
            <text:p>-163,07</text:p>
          </table:table-cell>
          <table:table-cell table:style-name="ce8" office:value-type="float" office:value="342.063665872821" calcext:value-type="float">
            <text:p>342,06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7.827482108879" calcext:value-type="float">
            <text:p>-427,83</text:p>
          </table:table-cell>
          <table:table-cell table:style-name="ce5" office:value-type="float" office:value="876.869249932044" calcext:value-type="float">
            <text:p>876,8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868565409789" calcext:value-type="float">
            <text:p>-163,87</text:p>
          </table:table-cell>
          <table:table-cell table:style-name="ce8" office:value-type="float" office:value="343.668165302337" calcext:value-type="float">
            <text:p>343,67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0.100938989274" calcext:value-type="float">
            <text:p>-420,10</text:p>
          </table:table-cell>
          <table:table-cell table:style-name="ce5" office:value-type="float" office:value="861.416163692834" calcext:value-type="float">
            <text:p>861,4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259856240227" calcext:value-type="float">
            <text:p>-163,26</text:p>
          </table:table-cell>
          <table:table-cell table:style-name="ce8" office:value-type="float" office:value="342.450746963213" calcext:value-type="float">
            <text:p>342,4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758682002288" calcext:value-type="float">
            <text:p>-422,76</text:p>
          </table:table-cell>
          <table:table-cell table:style-name="ce5" office:value-type="float" office:value="861.448398487334" calcext:value-type="float">
            <text:p>861,4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996278224805" calcext:value-type="float">
            <text:p>-163,00</text:p>
          </table:table-cell>
          <table:table-cell table:style-name="ce8" office:value-type="float" office:value="341.923590932369" calcext:value-type="float">
            <text:p>341,92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483956823551" calcext:value-type="float">
            <text:p>-423,48</text:p>
          </table:table-cell>
          <table:table-cell table:style-name="ce5" office:value-type="float" office:value="862.898948129861" calcext:value-type="float">
            <text:p>862,9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320114776233" calcext:value-type="float">
            <text:p>-162,32</text:p>
          </table:table-cell>
          <table:table-cell table:style-name="ce8" office:value-type="float" office:value="340.571264035225" calcext:value-type="float">
            <text:p>340,57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474502396861" calcext:value-type="float">
            <text:p>-422,47</text:p>
          </table:table-cell>
          <table:table-cell table:style-name="ce5" office:value-type="float" office:value="860.88003927648" calcext:value-type="float">
            <text:p>860,8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423566984533" calcext:value-type="float">
            <text:p>-163,42</text:p>
          </table:table-cell>
          <table:table-cell table:style-name="ce8" office:value-type="float" office:value="342.778168451826" calcext:value-type="float">
            <text:p>342,78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1.591610918598" calcext:value-type="float">
            <text:p>-421,59</text:p>
          </table:table-cell>
          <table:table-cell table:style-name="ce5" office:value-type="float" office:value="859.114256319955" calcext:value-type="float">
            <text:p>859,1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647844238488" calcext:value-type="float">
            <text:p>-162,65</text:p>
          </table:table-cell>
          <table:table-cell table:style-name="ce8" office:value-type="float" office:value="341.226722959735" calcext:value-type="float">
            <text:p>341,23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639146713194" calcext:value-type="float">
            <text:p>-422,64</text:p>
          </table:table-cell>
          <table:table-cell table:style-name="ce5" office:value-type="float" office:value="861.209327909147" calcext:value-type="float">
            <text:p>861,2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774132504843" calcext:value-type="float">
            <text:p>-163,77</text:p>
          </table:table-cell>
          <table:table-cell table:style-name="ce8" office:value-type="float" office:value="343.479299492445" calcext:value-type="float">
            <text:p>343,48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1.669931711343" calcext:value-type="float">
            <text:p>-421,67</text:p>
          </table:table-cell>
          <table:table-cell table:style-name="ce5" office:value-type="float" office:value="864.554149136971" calcext:value-type="float">
            <text:p>864,5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63258620155" calcext:value-type="float">
            <text:p>-163,06</text:p>
          </table:table-cell>
          <table:table-cell table:style-name="ce8" office:value-type="float" office:value="342.057551723069" calcext:value-type="float">
            <text:p>342,0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920668860193" calcext:value-type="float">
            <text:p>-423,92</text:p>
          </table:table-cell>
          <table:table-cell table:style-name="ce5" office:value-type="float" office:value="863.772372203145" calcext:value-type="float">
            <text:p>863,77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85234928416" calcext:value-type="float">
            <text:p>-163,09</text:p>
          </table:table-cell>
          <table:table-cell table:style-name="ce8" office:value-type="float" office:value="342.101504339591" calcext:value-type="float">
            <text:p>342,10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277342299199" calcext:value-type="float">
            <text:p>-423,28</text:p>
          </table:table-cell>
          <table:table-cell table:style-name="ce5" office:value-type="float" office:value="862.485719081158" calcext:value-type="float">
            <text:p>862,4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865525317464" calcext:value-type="float">
            <text:p>-162,87</text:p>
          </table:table-cell>
          <table:table-cell table:style-name="ce8" office:value-type="float" office:value="341.662085117686" calcext:value-type="float">
            <text:p>341,66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0.147242421192" calcext:value-type="float">
            <text:p>-420,15</text:p>
          </table:table-cell>
          <table:table-cell table:style-name="ce5" office:value-type="float" office:value="861.50877055667" calcext:value-type="float">
            <text:p>861,51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338046770174" calcext:value-type="float">
            <text:p>-163,34</text:p>
          </table:table-cell>
          <table:table-cell table:style-name="ce8" office:value-type="float" office:value="342.607128023107" calcext:value-type="float">
            <text:p>342,6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18.935835347138" calcext:value-type="float">
            <text:p>-418,94</text:p>
          </table:table-cell>
          <table:table-cell table:style-name="ce5" office:value-type="float" office:value="853.802705177035" calcext:value-type="float">
            <text:p>853,8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78652126445" calcext:value-type="float">
            <text:p>-162,79</text:p>
          </table:table-cell>
          <table:table-cell table:style-name="ce8" office:value-type="float" office:value="341.504077011659" calcext:value-type="float">
            <text:p>341,50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4.736720423568" calcext:value-type="float">
            <text:p>-424,74</text:p>
          </table:table-cell>
          <table:table-cell table:style-name="ce5" office:value-type="float" office:value="865.404475329895" calcext:value-type="float">
            <text:p>865,4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407005269045" calcext:value-type="float">
            <text:p>-163,41</text:p>
          </table:table-cell>
          <table:table-cell table:style-name="ce8" office:value-type="float" office:value="342.745045020849" calcext:value-type="float">
            <text:p>342,75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9.108511726815" calcext:value-type="float">
            <text:p>-429,11</text:p>
          </table:table-cell>
          <table:table-cell table:style-name="ce5" office:value-type="float" office:value="874.148057936389" calcext:value-type="float">
            <text:p>874,15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064397003136" calcext:value-type="float">
            <text:p>-163,06</text:p>
          </table:table-cell>
          <table:table-cell table:style-name="ce8" office:value-type="float" office:value="342.059828489031" calcext:value-type="float">
            <text:p>342,06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3.347909662757" calcext:value-type="float">
            <text:p>-423,35</text:p>
          </table:table-cell>
          <table:table-cell table:style-name="ce5" office:value-type="float" office:value="862.626853808272" calcext:value-type="float">
            <text:p>862,63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660104315974" calcext:value-type="float">
            <text:p>-163,66</text:p>
          </table:table-cell>
          <table:table-cell table:style-name="ce8" office:value-type="float" office:value="343.251243114706" calcext:value-type="float">
            <text:p>343,25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0.742845484717" calcext:value-type="float">
            <text:p>-420,74</text:p>
          </table:table-cell>
          <table:table-cell table:style-name="ce5" office:value-type="float" office:value="862.699976683719" calcext:value-type="float">
            <text:p>862,7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50262092631" calcext:value-type="float">
            <text:p>-163,15</text:p>
          </table:table-cell>
          <table:table-cell table:style-name="ce8" office:value-type="float" office:value="342.23155866802" calcext:value-type="float">
            <text:p>342,23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6.781797966817" calcext:value-type="float">
            <text:p>-426,78</text:p>
          </table:table-cell>
          <table:table-cell table:style-name="ce5" office:value-type="float" office:value="869.494630416392" calcext:value-type="float">
            <text:p>869,49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180415370527" calcext:value-type="float">
            <text:p>-163,18</text:p>
          </table:table-cell>
          <table:table-cell table:style-name="ce8" office:value-type="float" office:value="342.291865223813" calcext:value-type="float">
            <text:p>342,29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6.165259297002" calcext:value-type="float">
            <text:p>-426,17</text:p>
          </table:table-cell>
          <table:table-cell table:style-name="ce5" office:value-type="float" office:value="868.261553076762" calcext:value-type="float">
            <text:p>868,26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566770157466" calcext:value-type="float">
            <text:p>-163,57</text:p>
          </table:table-cell>
          <table:table-cell table:style-name="ce8" office:value-type="float" office:value="343.06457479769" calcext:value-type="float">
            <text:p>343,06</text:p>
          </table:table-cell>
          <table:table-cell office:value-type="string" calcext:value-type="string">
            <text:p>OUMVA</text:p>
          </table:table-cell>
          <table:table-cell table:style-name="ce5" office:value-type="float" office:value="-424.794892441567" calcext:value-type="float">
            <text:p>-424,79</text:p>
          </table:table-cell>
          <table:table-cell table:style-name="ce5" office:value-type="float" office:value="870.804070597419" calcext:value-type="float">
            <text:p>870,80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688503907595" calcext:value-type="float">
            <text:p>-162,69</text:p>
          </table:table-cell>
          <table:table-cell table:style-name="ce8" office:value-type="float" office:value="341.308042297949" calcext:value-type="float">
            <text:p>341,3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345526688247" calcext:value-type="float">
            <text:p>-422,35</text:p>
          </table:table-cell>
          <table:table-cell table:style-name="ce5" office:value-type="float" office:value="860.622087859252" calcext:value-type="float">
            <text:p>860,62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2.639981720719" calcext:value-type="float">
            <text:p>-162,64</text:p>
          </table:table-cell>
          <table:table-cell table:style-name="ce8" office:value-type="float" office:value="341.210997924197" calcext:value-type="float">
            <text:p>341,21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2.123141122747" calcext:value-type="float">
            <text:p>-422,12</text:p>
          </table:table-cell>
          <table:table-cell table:style-name="ce5" office:value-type="float" office:value="860.177316728252" calcext:value-type="float">
            <text:p>860,18</text:p>
          </table:table-cell>
        </table:table-row>
        <table:table-row table:style-name="ro1">
          <table:table-cell office:value-type="string" calcext:value-type="string">
            <text:p>OUMV</text:p>
          </table:table-cell>
          <table:table-cell table:style-name="ce5" office:value-type="float" office:value="-163.43110248878" calcext:value-type="float">
            <text:p>-163,43</text:p>
          </table:table-cell>
          <table:table-cell table:style-name="ce8" office:value-type="float" office:value="342.793239460319" calcext:value-type="float">
            <text:p>342,79</text:p>
          </table:table-cell>
          <table:table-cell office:value-type="string" calcext:value-type="string">
            <text:p>OUMV</text:p>
          </table:table-cell>
          <table:table-cell table:style-name="ce5" office:value-type="float" office:value="-425.767513890646" calcext:value-type="float">
            <text:p>-425,77</text:p>
          </table:table-cell>
          <table:table-cell table:style-name="ce5" office:value-type="float" office:value="867.466062264051" calcext:value-type="float">
            <text:p>867,47</text:p>
          </table:table-cell>
        </table:table-row>
        <table:table-row table:style-name="ro1" table:number-rows-repeated="10484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7T14:52:49.136000000</meta:creation-date>
    <dc:date>2022-06-17T15:40:50.149000000</dc:date>
    <meta:editing-duration>PT18M13S</meta:editing-duration>
    <meta:editing-cycles>3</meta:editing-cycles>
    <meta:generator>LibreOffice/6.4.5.2$Windows_x86 LibreOffice_project/a726b36747cf2001e06b58ad5db1aa3a9a1872d6</meta:generator>
    <meta:document-statistic meta:table-count="1" meta:cell-count="608" meta:object-count="0"/>
  </office:meta>
</office:document-meta>
</file>